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1.8415cm" style:use-optimal-column-width="true"/>
    </style:style>
    <style:style style:name="co3" style:family="table-column">
      <style:table-column-properties fo:break-before="auto" style:column-width="3.57716666666667cm" style:use-optimal-column-width="true"/>
    </style:style>
    <style:style style:name="co4" style:family="table-column">
      <style:table-column-properties fo:break-before="auto" style:column-width="2.05316666666667cm" style:use-optimal-column-width="true"/>
    </style:style>
    <style:style style:name="co5" style:family="table-column">
      <style:table-column-properties fo:break-before="auto" style:column-width="1.778cm" style:use-optimal-column-width="true"/>
    </style:style>
    <style:style style:name="co6" style:family="table-column">
      <style:table-column-properties fo:break-before="auto" style:column-width="7.874cm" style:use-optimal-column-width="true"/>
    </style:style>
    <style:style style:name="co7" style:family="table-column">
      <style:table-column-properties fo:break-before="auto" style:column-width="13.0175cm" style:use-optimal-column-width="true"/>
    </style:style>
    <style:style style:name="co8" style:family="table-column">
      <style:table-column-properties fo:break-before="auto" style:column-width="4.148666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k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3" table:default-cell-style-name="ce3"/>
        <table:table-column table:style-name="co9" table:number-columns-repeated="245" table:default-cell-style-name="ce3"/>
        <table:table-column table:style-name="co9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dtipohaki</text:p>
          </table:table-cell>
          <table:table-cell office:value-type="string" table:style-name="ce2">
            <text:p>tiposdehaki</text:p>
          </table:table-cell>
          <table:table-cell office:value-type="string" table:style-name="ce2">
            <text:p>tipousuario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nombreoriginaltecnica</text:p>
          </table:table-cell>
          <table:table-cell office:value-type="string" table:style-name="ce2">
            <text:p>nombretecnica</text:p>
          </table:table-cell>
          <table:table-cell office:value-type="string" table:style-name="ce2">
            <text:p>imagentecnica</text:p>
          </table:table-cell>
          <table:table-cell office:value-type="string" table:style-name="ce2">
            <text:p>usuariohaki</text:p>
          </table:table-cell>
          <table:table-cell office:value-type="string" table:style-name="ce2">
            <text:p>imagenusuariohaki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Boa Hancock</text:p>
          </table:table-cell>
          <table:table-cell office:value-type="string" table:style-name="ce3">
            <text:p>Boa Hancock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Hakikurasshu</text:p>
          </table:table-cell>
          <table:table-cell office:value-type="string" table:style-name="ce3">
            <text:p>Choque De Haki Del Rey</text:p>
          </table:table-cell>
          <table:table-cell office:value-type="string" table:style-name="ce1">
            <text:p>Haki Del Rey Charlotte Katakuri</text:p>
          </table:table-cell>
          <table:table-cell office:value-type="string" table:style-name="ce3">
            <text:p>Charlotte Katakuri</text:p>
          </table:table-cell>
          <table:table-cell office:value-type="string" table:style-name="ce3">
            <text:p>Charlotte Katakuri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 Charlotte Linlin</text:p>
          </table:table-cell>
          <table:table-cell office:value-type="string" table:style-name="ce3">
            <text:p>Charlotte Linlin</text:p>
          </table:table-cell>
          <table:table-cell office:value-type="string" table:style-name="ce3">
            <text:p>Charlotte Linlin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 Chinjao</text:p>
          </table:table-cell>
          <table:table-cell office:value-type="string" table:style-name="ce3">
            <text:p>Chinjao</text:p>
          </table:table-cell>
          <table:table-cell office:value-type="string" table:style-name="ce3">
            <text:p>Chinjao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Hakikurasshu</text:p>
          </table:table-cell>
          <table:table-cell office:value-type="string" table:style-name="ce3">
            <text:p>Choque De Haki Del Rey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Donquixote Doflamingo</text:p>
          </table:table-cell>
          <table:table-cell office:value-type="string" table:style-name="ce3">
            <text:p>Donquixote Doflamingo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Hakikurasshu</text:p>
          </table:table-cell>
          <table:table-cell office:value-type="string" table:style-name="ce3">
            <text:p>Choque De Haki Del Rey</text:p>
          </table:table-cell>
          <table:table-cell office:value-type="string" table:style-name="ce1">
            <text:p>Haki Del Rey Edward Newgate y Gol D. Roger</text:p>
          </table:table-cell>
          <table:table-cell office:value-type="string" table:style-name="ce3">
            <text:p>Edward Newgate</text:p>
          </table:table-cell>
          <table:table-cell office:value-type="string" table:style-name="ce3">
            <text:p>Edward Newgate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Eustass Kid</text:p>
          </table:table-cell>
          <table:table-cell office:value-type="string" table:style-name="ce3">
            <text:p>Eustass Kid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Kamusari</text:p>
          </table:table-cell>
          <table:table-cell office:value-type="string" table:style-name="ce3">
            <text:p>Aversión a Dios</text:p>
          </table:table-cell>
          <table:table-cell office:value-type="string" table:style-name="ce1">
            <text:p>Kamusari</text:p>
          </table:table-cell>
          <table:table-cell office:value-type="string" table:style-name="ce3">
            <text:p>Gol D. Roger</text:p>
          </table:table-cell>
          <table:table-cell office:value-type="string" table:style-name="ce3">
            <text:p>Gol D. Roger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Kosanze Ragnaraku</text:p>
          </table:table-cell>
          <table:table-cell office:value-type="string" table:style-name="ce3">
            <text:p>Tres Mundos Conquistados, Atrayendo El Infierno</text:p>
          </table:table-cell>
          <table:table-cell office:value-type="string" table:style-name="ce1">
            <text:p>Kosanze Ragnaraku</text:p>
          </table:table-cell>
          <table:table-cell office:value-type="string" table:style-name="ce3">
            <text:p>Kaido</text:p>
          </table:table-cell>
          <table:table-cell office:value-type="string" table:style-name="ce3">
            <text:p>Kaido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Hakikurasshu</text:p>
          </table:table-cell>
          <table:table-cell office:value-type="string" table:style-name="ce3">
            <text:p>Choque De Haki Del Rey</text:p>
          </table:table-cell>
          <table:table-cell office:value-type="string" table:style-name="ce1">
            <text:p>Haki Del Rey Kozuki Oden</text:p>
          </table:table-cell>
          <table:table-cell office:value-type="string" table:style-name="ce3">
            <text:p>Kozuki Oden</text:p>
          </table:table-cell>
          <table:table-cell office:value-type="string" table:style-name="ce3">
            <text:p>Kozuki Oden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 Monkey D. Luffy</text:p>
          </table:table-cell>
          <table:table-cell office:value-type="string" table:style-name="ce3">
            <text:p>Monkey D. Luffy</text:p>
          </table:table-cell>
          <table:table-cell office:value-type="string" table:style-name="ce3">
            <text:p>Monkey D. Luffy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Portgas D. Ace</text:p>
          </table:table-cell>
          <table:table-cell office:value-type="string" table:style-name="ce3">
            <text:p>Portgas D. Ace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En-ou Santoryuu Ippyaku Sanjou Hiryuu Jigoku</text:p>
          </table:table-cell>
          <table:table-cell office:value-type="string" table:style-name="ce3">
            <text:p>Estilo De Tres Dragones 103 Emociones Dragon Volador Infernal</text:p>
          </table:table-cell>
          <table:table-cell office:value-type="string" table:style-name="ce1">
            <text:p>En-ou Santoryuu Ippyaku Sanjou Hiryuu Jigoku</text:p>
          </table:table-cell>
          <table:table-cell office:value-type="string" table:style-name="ce3">
            <text:p>Roronoa Zoro</text:p>
          </table:table-cell>
          <table:table-cell office:value-type="string" table:style-name="ce3">
            <text:p>Roronoa Zoro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Sengoku</text:p>
          </table:table-cell>
          <table:table-cell office:value-type="string" table:style-name="ce3">
            <text:p>Sengoku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Kamusari</text:p>
          </table:table-cell>
          <table:table-cell office:value-type="string" table:style-name="ce3">
            <text:p>Aversión a Dios</text:p>
          </table:table-cell>
          <table:table-cell office:value-type="string" table:style-name="ce1">
            <text:p>Kamusari (Shanks)</text:p>
          </table:table-cell>
          <table:table-cell office:value-type="string" table:style-name="ce3">
            <text:p>Shanks</text:p>
          </table:table-cell>
          <table:table-cell office:value-type="string" table:style-name="ce3">
            <text:p>Shanks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Silvers Rayleigh</text:p>
          </table:table-cell>
          <table:table-cell office:value-type="string" table:style-name="ce3">
            <text:p>Silvers Rayleigh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Shinsoku Hakujaku</text:p>
          </table:table-cell>
          <table:table-cell office:value-type="string" table:style-name="ce3">
            <text:p>Paso Divino Carrera De Serpiente Blanca</text:p>
          </table:table-cell>
          <table:table-cell office:value-type="string" table:style-name="ce1">
            <text:p>Shinsoku Hakujaku</text:p>
          </table:table-cell>
          <table:table-cell office:value-type="string" table:style-name="ce3">
            <text:p>Yamato</text:p>
          </table:table-cell>
          <table:table-cell office:value-type="string" table:style-name="ce3">
            <text:p>Yamato2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Galaxy Impact</text:p>
          </table:table-cell>
          <table:table-cell office:value-type="string" table:style-name="ce3">
            <text:p>Impacto Punzante Del Puño De Hueso</text:p>
          </table:table-cell>
          <table:table-cell office:value-type="string" table:style-name="ce1">
            <text:p>Galaxy Impact</text:p>
          </table:table-cell>
          <table:table-cell office:value-type="string" table:style-name="ce3">
            <text:p>Monkey D. Garp</text:p>
          </table:table-cell>
          <table:table-cell office:value-type="string" table:style-name="ce3">
            <text:p>Monkey D. Garp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Hakikurasshu</text:p>
          </table:table-cell>
          <table:table-cell office:value-type="string" table:style-name="ce3">
            <text:p>Choque De Haki Del Rey</text:p>
          </table:table-cell>
          <table:table-cell office:value-type="string" table:style-name="ce1">
            <text:p>Haki Del Rey Douglas Bullet</text:p>
          </table:table-cell>
          <table:table-cell office:value-type="string" table:style-name="ce3">
            <text:p>Douglas Bullet</text:p>
          </table:table-cell>
          <table:table-cell office:value-type="string" table:style-name="ce3">
            <text:p>Douglas Bullet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Haki Del Rey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l Rey</text:p>
          </table:table-cell>
          <table:table-cell office:value-type="string" table:style-name="ce3">
            <text:p>Naguri</text:p>
          </table:table-cell>
          <table:table-cell office:value-type="string" table:style-name="ce3">
            <text:p>Naguri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Aphelandra</text:p>
          </table:table-cell>
          <table:table-cell office:value-type="string" table:style-name="ce3">
            <text:p>Aphelandra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Ashura Doji</text:p>
          </table:table-cell>
          <table:table-cell office:value-type="string" table:style-name="ce3">
            <text:p>Ashura Doji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astille</text:p>
          </table:table-cell>
          <table:table-cell office:value-type="string" table:style-name="ce3">
            <text:p>Bastille</text:p>
          </table:table-cell>
          <table:table-cell table:number-columns-repeated="16374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elladonna</text:p>
          </table:table-cell>
          <table:table-cell office:value-type="string" table:style-name="ce3">
            <text:p>Belladonna</text:p>
          </table:table-cell>
          <table:table-cell table:number-columns-repeated="163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Bellamy</text:p>
          </table:table-cell>
          <table:table-cell office:value-type="string" table:style-name="ce3">
            <text:p>Bellamy</text:p>
          </table:table-cell>
          <table:table-cell office:value-type="string" table:style-name="ce3">
            <text:p>Bellamy</text:p>
          </table:table-cell>
          <table:table-cell table:number-columns-repeated="16374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Benn Beckman</text:p>
          </table:table-cell>
          <table:table-cell office:value-type="string" table:style-name="ce3">
            <text:p>Benn Beckman</text:p>
          </table:table-cell>
          <table:table-cell office:value-type="string" table:style-name="ce3">
            <text:p>Benn Beckman</text:p>
          </table:table-cell>
          <table:table-cell table:number-columns-repeated="16374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elo Betty</text:p>
          </table:table-cell>
          <table:table-cell office:value-type="string" table:style-name="ce3">
            <text:p>Belo Betty</text:p>
          </table:table-cell>
          <table:table-cell table:number-columns-repeated="16374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lack Maria</text:p>
          </table:table-cell>
          <table:table-cell office:value-type="string" table:style-name="ce3">
            <text:p>Black Maria2</text:p>
          </table:table-cell>
          <table:table-cell table:number-columns-repeated="1637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lueno</text:p>
          </table:table-cell>
          <table:table-cell office:value-type="string" table:style-name="ce3">
            <text:p>Blueno</text:p>
          </table:table-cell>
          <table:table-cell table:number-columns-repeated="16374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lue Fan</text:p>
          </table:table-cell>
          <table:table-cell office:value-type="string" table:style-name="ce3">
            <text:p>Blue Fan</text:p>
          </table:table-cell>
          <table:table-cell table:number-columns-repeated="16374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oa Hancock</text:p>
          </table:table-cell>
          <table:table-cell office:value-type="string" table:style-name="ce3">
            <text:p>Boa Hancock</text:p>
          </table:table-cell>
          <table:table-cell table:number-columns-repeated="16374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oa Marigold</text:p>
          </table:table-cell>
          <table:table-cell office:value-type="string" table:style-name="ce3">
            <text:p>Boa Marigold</text:p>
          </table:table-cell>
          <table:table-cell table:number-columns-repeated="16374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oa Sandersonia</text:p>
          </table:table-cell>
          <table:table-cell office:value-type="string" table:style-name="ce3">
            <text:p>Boa Sandersonia</text:p>
          </table:table-cell>
          <table:table-cell table:number-columns-repeated="16374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oo</text:p>
          </table:table-cell>
          <table:table-cell office:value-type="string" table:style-name="ce3">
            <text:p>Boo</text:p>
          </table:table-cell>
          <table:table-cell table:number-columns-repeated="16374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Borsalino</text:p>
          </table:table-cell>
          <table:table-cell office:value-type="string" table:style-name="ce3">
            <text:p>Borsalino</text:p>
          </table:table-cell>
          <table:table-cell table:number-columns-repeated="16374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avendish</text:p>
          </table:table-cell>
          <table:table-cell office:value-type="string" table:style-name="ce3">
            <text:p>Cavendish</text:p>
          </table:table-cell>
          <table:table-cell table:number-columns-repeated="16374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Cadenza</text:p>
          </table:table-cell>
          <table:table-cell office:value-type="string" table:style-name="ce3">
            <text:p>Charlotte Cadenza</text:p>
          </table:table-cell>
          <table:table-cell table:number-columns-repeated="16374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Counter</text:p>
          </table:table-cell>
          <table:table-cell office:value-type="string" table:style-name="ce3">
            <text:p>Charlotte Counter</text:p>
          </table:table-cell>
          <table:table-cell table:number-columns-repeated="16374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Charlotte Cracker</text:p>
          </table:table-cell>
          <table:table-cell office:value-type="string" table:style-name="ce3">
            <text:p>Charlotte Cracker</text:p>
          </table:table-cell>
          <table:table-cell office:value-type="string" table:style-name="ce3">
            <text:p>Charlotte Cracker</text:p>
          </table:table-cell>
          <table:table-cell table:number-columns-repeated="16374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Daifuku</text:p>
          </table:table-cell>
          <table:table-cell office:value-type="string" table:style-name="ce3">
            <text:p>Charlotte Daifuku</text:p>
          </table:table-cell>
          <table:table-cell table:number-columns-repeated="16374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Zan Giri Mochi</text:p>
          </table:table-cell>
          <table:table-cell office:value-type="string" table:style-name="ce3">
            <text:p>Mochi Troceado</text:p>
          </table:table-cell>
          <table:table-cell office:value-type="string" table:style-name="ce1">
            <text:p>Zan Giri Mochi</text:p>
          </table:table-cell>
          <table:table-cell office:value-type="string" table:style-name="ce3">
            <text:p>Charlotte Katakuri</text:p>
          </table:table-cell>
          <table:table-cell office:value-type="string" table:style-name="ce3">
            <text:p>Charlotte Katakuri</text:p>
          </table:table-cell>
          <table:table-cell table:number-columns-repeated="16374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Charlotte Linlin</text:p>
          </table:table-cell>
          <table:table-cell office:value-type="string" table:style-name="ce3">
            <text:p>Charlotte Linlin</text:p>
          </table:table-cell>
          <table:table-cell office:value-type="string" table:style-name="ce3">
            <text:p>Charlotte Linlin</text:p>
          </table:table-cell>
          <table:table-cell table:number-columns-repeated="16374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Oven</text:p>
          </table:table-cell>
          <table:table-cell office:value-type="string" table:style-name="ce3">
            <text:p>Charlotte Oven</text:p>
          </table:table-cell>
          <table:table-cell table:number-columns-repeated="16374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Perospero</text:p>
          </table:table-cell>
          <table:table-cell office:value-type="string" table:style-name="ce3">
            <text:p>Charlotte Perospero</text:p>
          </table:table-cell>
          <table:table-cell table:number-columns-repeated="16374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Raisin</text:p>
          </table:table-cell>
          <table:table-cell office:value-type="string" table:style-name="ce3">
            <text:p>Charlotte Raisin</text:p>
          </table:table-cell>
          <table:table-cell table:number-columns-repeated="16374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Charlotte Smoothie</text:p>
          </table:table-cell>
          <table:table-cell office:value-type="string" table:style-name="ce3">
            <text:p>Charlotte Smoothie</text:p>
          </table:table-cell>
          <table:table-cell table:number-columns-repeated="16374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Daisy</text:p>
          </table:table-cell>
          <table:table-cell office:value-type="string" table:style-name="ce3">
            <text:p>Daisy</text:p>
          </table:table-cell>
          <table:table-cell table:number-columns-repeated="16374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Denjiro</text:p>
          </table:table-cell>
          <table:table-cell office:value-type="string" table:style-name="ce3">
            <text:p>Denjiro</text:p>
          </table:table-cell>
          <table:table-cell table:number-columns-repeated="16374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Dracule Mihawk</text:p>
          </table:table-cell>
          <table:table-cell office:value-type="string" table:style-name="ce3">
            <text:p>Dracule Mihawk</text:p>
          </table:table-cell>
          <table:table-cell table:number-columns-repeated="16374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Diamante</text:p>
          </table:table-cell>
          <table:table-cell office:value-type="string" table:style-name="ce3">
            <text:p>Diamante</text:p>
          </table:table-cell>
          <table:table-cell table:number-columns-repeated="16374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uso</text:p>
          </table:table-cell>
          <table:table-cell office:value-type="string" table:style-name="ce3">
            <text:p>Armadura</text:p>
          </table:table-cell>
          <table:table-cell office:value-type="string" table:style-name="ce1">
            <text:p>Buso</text:p>
          </table:table-cell>
          <table:table-cell office:value-type="string" table:style-name="ce3">
            <text:p>Donquixote Doflamingo</text:p>
          </table:table-cell>
          <table:table-cell office:value-type="string" table:style-name="ce3">
            <text:p>Donquixote Doflamingo</text:p>
          </table:table-cell>
          <table:table-cell table:number-columns-repeated="16374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Draw</text:p>
          </table:table-cell>
          <table:table-cell office:value-type="string" table:style-name="ce3">
            <text:p>Haki</text:p>
          </table:table-cell>
          <table:table-cell table:number-columns-repeated="16374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Edward Newgate</text:p>
          </table:table-cell>
          <table:table-cell office:value-type="string" table:style-name="ce3">
            <text:p>Edward Newgate</text:p>
          </table:table-cell>
          <table:table-cell office:value-type="string" table:style-name="ce3">
            <text:p>Edward Newgate</text:p>
          </table:table-cell>
          <table:table-cell table:number-columns-repeated="16374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Edward Weevil</text:p>
          </table:table-cell>
          <table:table-cell office:value-type="string" table:style-name="ce3">
            <text:p>Edward Weevil</text:p>
          </table:table-cell>
          <table:table-cell table:number-columns-repeated="16374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Enishida</text:p>
          </table:table-cell>
          <table:table-cell office:value-type="string" table:style-name="ce3">
            <text:p>Enishida</text:p>
          </table:table-cell>
          <table:table-cell table:number-columns-repeated="16374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Fukuro</text:p>
          </table:table-cell>
          <table:table-cell office:value-type="string" table:style-name="ce3">
            <text:p>Fukuro</text:p>
          </table:table-cell>
          <table:table-cell table:number-columns-repeated="16374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Gloriosa</text:p>
          </table:table-cell>
          <table:table-cell office:value-type="string" table:style-name="ce3">
            <text:p>Gloriosa</text:p>
          </table:table-cell>
          <table:table-cell table:number-columns-repeated="16374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Gol D. Roger</text:p>
          </table:table-cell>
          <table:table-cell office:value-type="string" table:style-name="ce3">
            <text:p>Gol D. Roger</text:p>
          </table:table-cell>
          <table:table-cell office:value-type="string" table:style-name="ce3">
            <text:p>Gol D. Roger</text:p>
          </table:table-cell>
          <table:table-cell table:number-columns-repeated="16374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Hyogoro</text:p>
          </table:table-cell>
          <table:table-cell office:value-type="string" table:style-name="ce3">
            <text:p>Hyogoro</text:p>
          </table:table-cell>
          <table:table-cell office:value-type="string" table:style-name="ce3">
            <text:p>Hyogoro</text:p>
          </table:table-cell>
          <table:table-cell table:number-columns-repeated="16374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Inuarashi</text:p>
          </table:table-cell>
          <table:table-cell office:value-type="string" table:style-name="ce3">
            <text:p>Inuarashi</text:p>
          </table:table-cell>
          <table:table-cell table:number-columns-repeated="16374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Issho</text:p>
          </table:table-cell>
          <table:table-cell office:value-type="string" table:style-name="ce3">
            <text:p>Issho</text:p>
          </table:table-cell>
          <table:table-cell office:value-type="string" table:style-name="ce3">
            <text:p>Issho</text:p>
          </table:table-cell>
          <table:table-cell table:number-columns-repeated="16374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Izo</text:p>
          </table:table-cell>
          <table:table-cell office:value-type="string" table:style-name="ce3">
            <text:p>Izo</text:p>
          </table:table-cell>
          <table:table-cell table:number-columns-repeated="16374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Jabra</text:p>
          </table:table-cell>
          <table:table-cell office:value-type="string" table:style-name="ce3">
            <text:p>Jabra</text:p>
          </table:table-cell>
          <table:table-cell table:number-columns-repeated="16374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Jack</text:p>
          </table:table-cell>
          <table:table-cell office:value-type="string" table:style-name="ce3">
            <text:p>Jack</text:p>
          </table:table-cell>
          <table:table-cell table:number-columns-repeated="16374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Jesus Burgess</text:p>
          </table:table-cell>
          <table:table-cell office:value-type="string" table:style-name="ce3">
            <text:p>Jesus Burgess</text:p>
          </table:table-cell>
          <table:table-cell office:value-type="string" table:style-name="ce3">
            <text:p>Jesus Burgess</text:p>
          </table:table-cell>
          <table:table-cell table:number-columns-repeated="16374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Kairagi</text:p>
          </table:table-cell>
          <table:table-cell office:value-type="string" table:style-name="ce3">
            <text:p>Piel De Flor De Ciruelo</text:p>
          </table:table-cell>
          <table:table-cell office:value-type="string" table:style-name="ce1">
            <text:p>Kairagi</text:p>
          </table:table-cell>
          <table:table-cell office:value-type="string" table:style-name="ce3">
            <text:p>Jinbe</text:p>
          </table:table-cell>
          <table:table-cell office:value-type="string" table:style-name="ce3">
            <text:p>Jinbe</text:p>
          </table:table-cell>
          <table:table-cell table:number-columns-repeated="16374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Jozu</text:p>
          </table:table-cell>
          <table:table-cell office:value-type="string" table:style-name="ce3">
            <text:p>Jozu</text:p>
          </table:table-cell>
          <table:table-cell table:number-columns-repeated="16374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Raimei Hakke</text:p>
          </table:table-cell>
          <table:table-cell office:value-type="string" table:style-name="ce3">
            <text:p>Trueno Ocho Trigramas</text:p>
          </table:table-cell>
          <table:table-cell office:value-type="string" table:style-name="ce1">
            <text:p>Raimei Hakke</text:p>
          </table:table-cell>
          <table:table-cell office:value-type="string" table:style-name="ce3">
            <text:p>Kaido</text:p>
          </table:table-cell>
          <table:table-cell office:value-type="string" table:style-name="ce3">
            <text:p>Kaido</text:p>
          </table:table-cell>
          <table:table-cell table:number-columns-repeated="16374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aku</text:p>
          </table:table-cell>
          <table:table-cell office:value-type="string" table:style-name="ce3">
            <text:p>Kaku</text:p>
          </table:table-cell>
          <table:table-cell table:number-columns-repeated="16374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alifa</text:p>
          </table:table-cell>
          <table:table-cell office:value-type="string" table:style-name="ce3">
            <text:p>Kalifa</text:p>
          </table:table-cell>
          <table:table-cell table:number-columns-repeated="16374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arasu</text:p>
          </table:table-cell>
          <table:table-cell office:value-type="string" table:style-name="ce3">
            <text:p>Karasu</text:p>
          </table:table-cell>
          <table:table-cell table:number-columns-repeated="16374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Kawamatsu</text:p>
          </table:table-cell>
          <table:table-cell office:value-type="string" table:style-name="ce3">
            <text:p>Kawamatsu</text:p>
          </table:table-cell>
          <table:table-cell table:number-columns-repeated="16374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iku</text:p>
          </table:table-cell>
          <table:table-cell office:value-type="string" table:style-name="ce3">
            <text:p>Haki</text:p>
          </table:table-cell>
          <table:table-cell table:number-columns-repeated="16374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Kikunojo</text:p>
          </table:table-cell>
          <table:table-cell office:value-type="string" table:style-name="ce3">
            <text:p>Kikunojo</text:p>
          </table:table-cell>
          <table:table-cell table:number-columns-repeated="16374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ikyo</text:p>
          </table:table-cell>
          <table:table-cell office:value-type="string" table:style-name="ce3">
            <text:p>Kikyo</text:p>
          </table:table-cell>
          <table:table-cell table:number-columns-repeated="16374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Kin´emon</text:p>
          </table:table-cell>
          <table:table-cell office:value-type="string" table:style-name="ce3">
            <text:p>Kin´emon</text:p>
          </table:table-cell>
          <table:table-cell table:number-columns-repeated="16374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King</text:p>
          </table:table-cell>
          <table:table-cell office:value-type="string" table:style-name="ce3">
            <text:p>King</text:p>
          </table:table-cell>
          <table:table-cell office:value-type="string" table:style-name="ce3">
            <text:p>King</text:p>
          </table:table-cell>
          <table:table-cell table:number-columns-repeated="16374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oby</text:p>
          </table:table-cell>
          <table:table-cell office:value-type="string" table:style-name="ce3">
            <text:p>Koby</text:p>
          </table:table-cell>
          <table:table-cell table:number-columns-repeated="16374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ozuki Oden</text:p>
          </table:table-cell>
          <table:table-cell office:value-type="string" table:style-name="ce3">
            <text:p>Kozuki Oden</text:p>
          </table:table-cell>
          <table:table-cell table:number-columns-repeated="16374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Kumadori</text:p>
          </table:table-cell>
          <table:table-cell office:value-type="string" table:style-name="ce3">
            <text:p>Kumadori</text:p>
          </table:table-cell>
          <table:table-cell table:number-columns-repeated="16374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Kurozumi Kanjuro</text:p>
          </table:table-cell>
          <table:table-cell office:value-type="string" table:style-name="ce3">
            <text:p>Kurozumi Kanjuro</text:p>
          </table:table-cell>
          <table:table-cell office:value-type="string" table:style-name="ce3">
            <text:p>Kurozumi Kanjuro</text:p>
          </table:table-cell>
          <table:table-cell table:number-columns-repeated="16374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1">
            <text:p>Ice Glove</text:p>
          </table:table-cell>
          <table:table-cell office:value-type="string" table:style-name="ce3">
            <text:p>Puño De Hielo</text:p>
          </table:table-cell>
          <table:table-cell office:value-type="string" table:style-name="ce1">
            <text:p>Ice Glove</text:p>
          </table:table-cell>
          <table:table-cell office:value-type="string" table:style-name="ce3">
            <text:p>Kuzan</text:p>
          </table:table-cell>
          <table:table-cell office:value-type="string" table:style-name="ce3">
            <text:p>Kuzan</text:p>
          </table:table-cell>
          <table:table-cell table:number-columns-repeated="16374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Lindbergh</text:p>
          </table:table-cell>
          <table:table-cell office:value-type="string" table:style-name="ce3">
            <text:p>Lindbergh</text:p>
          </table:table-cell>
          <table:table-cell table:number-columns-repeated="16374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Marco</text:p>
          </table:table-cell>
          <table:table-cell office:value-type="string" table:style-name="ce3">
            <text:p>Marco</text:p>
          </table:table-cell>
          <table:table-cell office:value-type="string" table:style-name="ce3">
            <text:p>Marco</text:p>
          </table:table-cell>
          <table:table-cell table:number-columns-repeated="16374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Marguerite</text:p>
          </table:table-cell>
          <table:table-cell office:value-type="string" table:style-name="ce3">
            <text:p>Marguerite</text:p>
          </table:table-cell>
          <table:table-cell table:number-columns-repeated="16374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Marshall D. Teach</text:p>
          </table:table-cell>
          <table:table-cell office:value-type="string" table:style-name="ce3">
            <text:p>Marshall D. Teach</text:p>
          </table:table-cell>
          <table:table-cell office:value-type="string" table:style-name="ce3">
            <text:p>Marshall D. Teach</text:p>
          </table:table-cell>
          <table:table-cell table:number-columns-repeated="16374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Momonga</text:p>
          </table:table-cell>
          <table:table-cell office:value-type="string" table:style-name="ce3">
            <text:p>Momonga</text:p>
          </table:table-cell>
          <table:table-cell table:number-columns-repeated="16374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Ai Aru Kobushi</text:p>
          </table:table-cell>
          <table:table-cell office:value-type="string" table:style-name="ce3">
            <text:p>Puño De Amor</text:p>
          </table:table-cell>
          <table:table-cell office:value-type="string" table:style-name="ce1">
            <text:p>Ai Aru Kobushi</text:p>
          </table:table-cell>
          <table:table-cell office:value-type="string" table:style-name="ce3">
            <text:p>Monkey D. Garp</text:p>
          </table:table-cell>
          <table:table-cell office:value-type="string" table:style-name="ce3">
            <text:p>Monkey D. Garp</text:p>
          </table:table-cell>
          <table:table-cell table:number-columns-repeated="16374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Gomu Gomu no Culverin</text:p>
          </table:table-cell>
          <table:table-cell office:value-type="string" table:style-name="ce3">
            <text:p>Culebra De Goma Goma</text:p>
          </table:table-cell>
          <table:table-cell office:value-type="string" table:style-name="ce1">
            <text:p>Gomu Gomu no Culverin</text:p>
          </table:table-cell>
          <table:table-cell office:value-type="string" table:style-name="ce3">
            <text:p>Monkey D. Luffy</text:p>
          </table:table-cell>
          <table:table-cell office:value-type="string" table:style-name="ce3">
            <text:p>Monkey D. Luffy</text:p>
          </table:table-cell>
          <table:table-cell table:number-columns-repeated="16374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Morley</text:p>
          </table:table-cell>
          <table:table-cell office:value-type="string" table:style-name="ce3">
            <text:p>Morley</text:p>
          </table:table-cell>
          <table:table-cell table:number-columns-repeated="16374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Nekomamushi</text:p>
          </table:table-cell>
          <table:table-cell office:value-type="string" table:style-name="ce3">
            <text:p>Nekomamushi</text:p>
          </table:table-cell>
          <table:table-cell table:number-columns-repeated="16374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Nerine</text:p>
          </table:table-cell>
          <table:table-cell office:value-type="string" table:style-name="ce3">
            <text:p>Nerine</text:p>
          </table:table-cell>
          <table:table-cell table:number-columns-repeated="16374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Page One</text:p>
          </table:table-cell>
          <table:table-cell office:value-type="string" table:style-name="ce3">
            <text:p>Page One2</text:p>
          </table:table-cell>
          <table:table-cell table:number-columns-repeated="16374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Pansy</text:p>
          </table:table-cell>
          <table:table-cell office:value-type="string" table:style-name="ce3">
            <text:p>Pansy</text:p>
          </table:table-cell>
          <table:table-cell table:number-columns-repeated="16374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Pedro</text:p>
          </table:table-cell>
          <table:table-cell office:value-type="string" table:style-name="ce3">
            <text:p>Pedro</text:p>
          </table:table-cell>
          <table:table-cell table:number-columns-repeated="16374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Pekoms</text:p>
          </table:table-cell>
          <table:table-cell office:value-type="string" table:style-name="ce3">
            <text:p>Pekoms</text:p>
          </table:table-cell>
          <table:table-cell office:value-type="string" table:style-name="ce3">
            <text:p>Pekoms</text:p>
          </table:table-cell>
          <table:table-cell table:number-columns-repeated="16374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Pica</text:p>
          </table:table-cell>
          <table:table-cell office:value-type="string" table:style-name="ce3">
            <text:p>Pica</text:p>
          </table:table-cell>
          <table:table-cell office:value-type="string" table:style-name="ce3">
            <text:p>Pica</text:p>
          </table:table-cell>
          <table:table-cell table:number-columns-repeated="16374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Portgas D. Ace</text:p>
          </table:table-cell>
          <table:table-cell office:value-type="string" table:style-name="ce3">
            <text:p>Portgas D. Ace</text:p>
          </table:table-cell>
          <table:table-cell table:number-columns-repeated="16374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Poppy</text:p>
          </table:table-cell>
          <table:table-cell office:value-type="string" table:style-name="ce3">
            <text:p>Poppy</text:p>
          </table:table-cell>
          <table:table-cell table:number-columns-repeated="1637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Queen</text:p>
          </table:table-cell>
          <table:table-cell office:value-type="string" table:style-name="ce3">
            <text:p>Queen</text:p>
          </table:table-cell>
          <table:table-cell office:value-type="string" table:style-name="ce3">
            <text:p>Queen</text:p>
          </table:table-cell>
          <table:table-cell table:number-columns-repeated="16374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ainas Rojas</text:p>
          </table:table-cell>
          <table:table-cell office:value-type="string" table:style-name="ce3">
            <text:p>Raizo</text:p>
          </table:table-cell>
          <table:table-cell office:value-type="string" table:style-name="ce3">
            <text:p>Raizo</text:p>
          </table:table-cell>
          <table:table-cell table:number-columns-repeated="16374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Ran</text:p>
          </table:table-cell>
          <table:table-cell office:value-type="string" table:style-name="ce3">
            <text:p>Ran</text:p>
          </table:table-cell>
          <table:table-cell table:number-columns-repeated="16374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Rindo</text:p>
          </table:table-cell>
          <table:table-cell office:value-type="string" table:style-name="ce3">
            <text:p>Rindo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Rob Lucci</text:p>
          </table:table-cell>
          <table:table-cell office:value-type="string" table:style-name="ce3">
            <text:p>Rob Lucci</text:p>
          </table:table-cell>
          <table:table-cell table:number-columns-repeated="16374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Santoryu Ogi:Ichidai Sanzen Daisen Sekai</text:p>
          </table:table-cell>
          <table:table-cell office:value-type="string" table:style-name="ce3">
            <text:p>Técnica Secreta Del Estilo De Tres Espadas: Grandes Tres Mil Grandes Mundos</text:p>
          </table:table-cell>
          <table:table-cell office:value-type="string" table:style-name="ce1">
            <text:p>Santoryu Ogi Ichidai Sanzen Daisen Sekai</text:p>
          </table:table-cell>
          <table:table-cell office:value-type="string" table:style-name="ce3">
            <text:p>Roronoa Zoro</text:p>
          </table:table-cell>
          <table:table-cell office:value-type="string" table:style-name="ce3">
            <text:p>Roronoa Zoro</text:p>
          </table:table-cell>
          <table:table-cell table:number-columns-repeated="16374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oeru Ryusoken: Kaen Ryuo</text:p>
          </table:table-cell>
          <table:table-cell office:value-type="string" table:style-name="ce3">
            <text:p>Puño De Garra De Dragón Flameante: Rey Dragón De Llamas Ardientes</text:p>
          </table:table-cell>
          <table:table-cell office:value-type="string" table:style-name="ce1">
            <text:p>Moeru Ryusoken Kaen Ryuo</text:p>
          </table:table-cell>
          <table:table-cell office:value-type="string" table:style-name="ce3">
            <text:p>Sabo</text:p>
          </table:table-cell>
          <table:table-cell office:value-type="string" table:style-name="ce3">
            <text:p>Sabo</text:p>
          </table:table-cell>
          <table:table-cell table:number-columns-repeated="16374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Sai</text:p>
          </table:table-cell>
          <table:table-cell office:value-type="string" table:style-name="ce3">
            <text:p>Sai</text:p>
          </table:table-cell>
          <table:table-cell office:value-type="string" table:style-name="ce3">
            <text:p>Sai</text:p>
          </table:table-cell>
          <table:table-cell table:number-columns-repeated="16374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akazuki</text:p>
          </table:table-cell>
          <table:table-cell office:value-type="string" table:style-name="ce3">
            <text:p>Sakazuki</text:p>
          </table:table-cell>
          <table:table-cell table:number-columns-repeated="16374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Sanji</text:p>
          </table:table-cell>
          <table:table-cell office:value-type="string" table:style-name="ce3">
            <text:p>Sanji</text:p>
          </table:table-cell>
          <table:table-cell office:value-type="string" table:style-name="ce3">
            <text:p>Sanji</text:p>
          </table:table-cell>
          <table:table-cell table:number-columns-repeated="16374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asaki</text:p>
          </table:table-cell>
          <table:table-cell office:value-type="string" table:style-name="ce3">
            <text:p>Sasaki2</text:p>
          </table:table-cell>
          <table:table-cell table:number-columns-repeated="16374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cratchmen Apoo</text:p>
          </table:table-cell>
          <table:table-cell office:value-type="string" table:style-name="ce3">
            <text:p>Scratchmen Apoo</text:p>
          </table:table-cell>
          <table:table-cell table:number-columns-repeated="16374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engoku</text:p>
          </table:table-cell>
          <table:table-cell office:value-type="string" table:style-name="ce3">
            <text:p>Sengoku</text:p>
          </table:table-cell>
          <table:table-cell table:number-columns-repeated="16374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Ashigara Dokkoi</text:p>
          </table:table-cell>
          <table:table-cell office:value-type="string" table:style-name="ce3">
            <text:p>Postura De Piernas Cerradas</text:p>
          </table:table-cell>
          <table:table-cell office:value-type="string" table:style-name="ce1">
            <text:p>Ashigara Dokkoi</text:p>
          </table:table-cell>
          <table:table-cell office:value-type="string" table:style-name="ce3">
            <text:p>Sentomaru</text:p>
          </table:table-cell>
          <table:table-cell office:value-type="string" table:style-name="ce3">
            <text:p>Sentomaru</text:p>
          </table:table-cell>
          <table:table-cell table:number-columns-repeated="16374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Rayleigh</text:p>
          </table:table-cell>
          <table:table-cell office:value-type="string" table:style-name="ce3">
            <text:p>Silvers Rayleigh</text:p>
          </table:table-cell>
          <table:table-cell office:value-type="string" table:style-name="ce3">
            <text:p>Silvers Rayleigh</text:p>
          </table:table-cell>
          <table:table-cell table:number-columns-repeated="16374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hion</text:p>
          </table:table-cell>
          <table:table-cell office:value-type="string" table:style-name="ce3">
            <text:p>Haki</text:p>
          </table:table-cell>
          <table:table-cell table:number-columns-repeated="16374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Shimotsuki Ryuma</text:p>
          </table:table-cell>
          <table:table-cell office:value-type="string" table:style-name="ce3">
            <text:p>Shimotsuki Ryuma</text:p>
          </table:table-cell>
          <table:table-cell office:value-type="string" table:style-name="ce3">
            <text:p>Shimotsuki Ryuma</text:p>
          </table:table-cell>
          <table:table-cell table:number-columns-repeated="16374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Shimotsuki Ushimaru</text:p>
          </table:table-cell>
          <table:table-cell office:value-type="string" table:style-name="ce3">
            <text:p>Shimotsuki Ushimaru</text:p>
          </table:table-cell>
          <table:table-cell office:value-type="string" table:style-name="ce3">
            <text:p>Shimotsuki Ushimaru0</text:p>
          </table:table-cell>
          <table:table-cell table:number-columns-repeated="16374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Shiryu</text:p>
          </table:table-cell>
          <table:table-cell office:value-type="string" table:style-name="ce3">
            <text:p>Shiryu</text:p>
          </table:table-cell>
          <table:table-cell office:value-type="string" table:style-name="ce3">
            <text:p>Shiryu</text:p>
          </table:table-cell>
          <table:table-cell table:number-columns-repeated="16374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Smoker</text:p>
          </table:table-cell>
          <table:table-cell office:value-type="string" table:style-name="ce3">
            <text:p>Smoker</text:p>
          </table:table-cell>
          <table:table-cell office:value-type="string" table:style-name="ce3">
            <text:p>Smoker</text:p>
          </table:table-cell>
          <table:table-cell table:number-columns-repeated="16374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tussy</text:p>
          </table:table-cell>
          <table:table-cell office:value-type="string" table:style-name="ce3">
            <text:p>Stussy</text:p>
          </table:table-cell>
          <table:table-cell table:number-columns-repeated="16374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weet Pea</text:p>
          </table:table-cell>
          <table:table-cell office:value-type="string" table:style-name="ce3">
            <text:p>Sweet Pea</text:p>
          </table:table-cell>
          <table:table-cell table:number-columns-repeated="16374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Tamago</text:p>
          </table:table-cell>
          <table:table-cell office:value-type="string" table:style-name="ce3">
            <text:p>Tamago</text:p>
          </table:table-cell>
          <table:table-cell table:number-columns-repeated="16374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Tashigi</text:p>
          </table:table-cell>
          <table:table-cell office:value-type="string" table:style-name="ce3">
            <text:p>Tashigi</text:p>
          </table:table-cell>
          <table:table-cell office:value-type="string" table:style-name="ce3">
            <text:p>Tashigi</text:p>
          </table:table-cell>
          <table:table-cell table:number-columns-repeated="16374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Trafalgar D. Water Law</text:p>
          </table:table-cell>
          <table:table-cell office:value-type="string" table:style-name="ce3">
            <text:p>Trafalgar D. Water Law</text:p>
          </table:table-cell>
          <table:table-cell office:value-type="string" table:style-name="ce3">
            <text:p>Trafalgar D. Water Law</text:p>
          </table:table-cell>
          <table:table-cell table:number-columns-repeated="16374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Trebol</text:p>
          </table:table-cell>
          <table:table-cell office:value-type="string" table:style-name="ce3">
            <text:p>Trebol</text:p>
          </table:table-cell>
          <table:table-cell table:number-columns-repeated="16374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Tsuru</text:p>
          </table:table-cell>
          <table:table-cell office:value-type="string" table:style-name="ce3">
            <text:p>Tsuru</text:p>
          </table:table-cell>
          <table:table-cell table:number-columns-repeated="16374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Ul-Zugan</text:p>
          </table:table-cell>
          <table:table-cell office:value-type="string" table:style-name="ce3">
            <text:p>Ul Arma De Cabeza</text:p>
          </table:table-cell>
          <table:table-cell office:value-type="string" table:style-name="ce1">
            <text:p>Ul-Zugan0</text:p>
          </table:table-cell>
          <table:table-cell office:value-type="string" table:style-name="ce3">
            <text:p>Ulti</text:p>
          </table:table-cell>
          <table:table-cell office:value-type="string" table:style-name="ce3">
            <text:p>Ulti1</text:p>
          </table:table-cell>
          <table:table-cell table:number-columns-repeated="16374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ergo</text:p>
          </table:table-cell>
          <table:table-cell office:value-type="string" table:style-name="ce3">
            <text:p>Vergo</text:p>
          </table:table-cell>
          <table:table-cell office:value-type="string" table:style-name="ce3">
            <text:p>Vergo</text:p>
          </table:table-cell>
          <table:table-cell table:number-columns-repeated="16374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Vista</text:p>
          </table:table-cell>
          <table:table-cell office:value-type="string" table:style-name="ce3">
            <text:p>Vista</text:p>
          </table:table-cell>
          <table:table-cell office:value-type="string" table:style-name="ce3">
            <text:p>Vista</text:p>
          </table:table-cell>
          <table:table-cell table:number-columns-repeated="16374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Who´s-Who</text:p>
          </table:table-cell>
          <table:table-cell office:value-type="string" table:style-name="ce3">
            <text:p>Who´s-Who</text:p>
          </table:table-cell>
          <table:table-cell office:value-type="string" table:style-name="ce3">
            <text:p>Who´s-Who2</text:p>
          </table:table-cell>
          <table:table-cell table:number-columns-repeated="16374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X Drake</text:p>
          </table:table-cell>
          <table:table-cell office:value-type="string" table:style-name="ce3">
            <text:p>X Drake</text:p>
          </table:table-cell>
          <table:table-cell office:value-type="string" table:style-name="ce3">
            <text:p>X Drake</text:p>
          </table:table-cell>
          <table:table-cell table:number-columns-repeated="16374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Raimei Hakke</text:p>
          </table:table-cell>
          <table:table-cell office:value-type="string" table:style-name="ce3">
            <text:p>Trueno Ocho Trigramas</text:p>
          </table:table-cell>
          <table:table-cell office:value-type="string" table:style-name="ce1">
            <text:p>Raimei Hakke Yamato</text:p>
          </table:table-cell>
          <table:table-cell office:value-type="string" table:style-name="ce3">
            <text:p>Yamato</text:p>
          </table:table-cell>
          <table:table-cell office:value-type="string" table:style-name="ce3">
            <text:p>Yamato2</text:p>
          </table:table-cell>
          <table:table-cell table:number-columns-repeated="16374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Alpacacino Ataque</text:p>
          </table:table-cell>
          <table:table-cell office:value-type="string" table:style-name="ce3">
            <text:p>Alpacacino</text:p>
          </table:table-cell>
          <table:table-cell office:value-type="string" table:style-name="ce3">
            <text:p>Alpacacino</text:p>
          </table:table-cell>
          <table:table-cell table:number-columns-repeated="16374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Byrnndi World</text:p>
          </table:table-cell>
          <table:table-cell office:value-type="string" table:style-name="ce3">
            <text:p>Byrnndi World</text:p>
          </table:table-cell>
          <table:table-cell office:value-type="string" table:style-name="ce3">
            <text:p>Byrnndi World</text:p>
          </table:table-cell>
          <table:table-cell table:number-columns-repeated="16374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Dice</text:p>
          </table:table-cell>
          <table:table-cell office:value-type="string" table:style-name="ce3">
            <text:p>Dice</text:p>
          </table:table-cell>
          <table:table-cell table:number-columns-repeated="16374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t Sterkeste Strike</text:p>
          </table:table-cell>
          <table:table-cell office:value-type="string" table:style-name="ce3">
            <text:p>El Ataque Del Más Poderoso</text:p>
          </table:table-cell>
          <table:table-cell office:value-type="string" table:style-name="ce1">
            <text:p>Det Sterkeste Strike</text:p>
          </table:table-cell>
          <table:table-cell office:value-type="string" table:style-name="ce3">
            <text:p>Douglas Bullet</text:p>
          </table:table-cell>
          <table:table-cell office:value-type="string" table:style-name="ce3">
            <text:p>Douglas Bullet</text:p>
          </table:table-cell>
          <table:table-cell table:number-columns-repeated="16374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Komei</text:p>
          </table:table-cell>
          <table:table-cell office:value-type="string" table:style-name="ce3">
            <text:p>Komei</text:p>
          </table:table-cell>
          <table:table-cell office:value-type="string" table:style-name="ce3">
            <text:p>Komei</text:p>
          </table:table-cell>
          <table:table-cell table:number-columns-repeated="16374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Kung Fu Dugong (Pirata)</text:p>
          </table:table-cell>
          <table:table-cell office:value-type="string" table:style-name="ce3">
            <text:p>Kung Fu Dugong (Pirata)</text:p>
          </table:table-cell>
          <table:table-cell office:value-type="string" table:style-name="ce3">
            <text:p>Kung Fu Dugong (Pirata)</text:p>
          </table:table-cell>
          <table:table-cell table:number-columns-repeated="16374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Shuzo</text:p>
          </table:table-cell>
          <table:table-cell office:value-type="string" table:style-name="ce3">
            <text:p>Shuzo</text:p>
          </table:table-cell>
          <table:table-cell table:number-columns-repeated="16374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</text:p>
          </table:table-cell>
          <table:table-cell office:value-type="string" table:style-name="ce3">
            <text:p>Prodi</text:p>
          </table:table-cell>
          <table:table-cell office:value-type="string" table:style-name="ce3">
            <text:p>Prodi</text:p>
          </table:table-cell>
          <table:table-cell table:number-columns-repeated="16374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Haki De Armadur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Armadura Zephyr</text:p>
          </table:table-cell>
          <table:table-cell office:value-type="string" table:style-name="ce3">
            <text:p>Zephyr</text:p>
          </table:table-cell>
          <table:table-cell office:value-type="string" table:style-name="ce3">
            <text:p>Zephyr</text:p>
          </table:table-cell>
          <table:table-cell table:number-columns-repeated="16374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Aisa</text:p>
          </table:table-cell>
          <table:table-cell office:value-type="string" table:style-name="ce3">
            <text:p>Aisa</text:p>
          </table:table-cell>
          <table:table-cell table:number-columns-repeated="16374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Ashura Doji</text:p>
          </table:table-cell>
          <table:table-cell office:value-type="string" table:style-name="ce3">
            <text:p>Ashura Doji</text:p>
          </table:table-cell>
          <table:table-cell table:number-columns-repeated="16374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asil Hawkins</text:p>
          </table:table-cell>
          <table:table-cell office:value-type="string" table:style-name="ce3">
            <text:p>Basil Hawkins</text:p>
          </table:table-cell>
          <table:table-cell table:number-columns-repeated="16374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astille</text:p>
          </table:table-cell>
          <table:table-cell office:value-type="string" table:style-name="ce3">
            <text:p>Bastille</text:p>
          </table:table-cell>
          <table:table-cell table:number-columns-repeated="16374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ellamy</text:p>
          </table:table-cell>
          <table:table-cell office:value-type="string" table:style-name="ce3">
            <text:p>Bellamy</text:p>
          </table:table-cell>
          <table:table-cell table:number-columns-repeated="16374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elo Betty</text:p>
          </table:table-cell>
          <table:table-cell office:value-type="string" table:style-name="ce3">
            <text:p>Belo Betty</text:p>
          </table:table-cell>
          <table:table-cell table:number-columns-repeated="16374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lack Maria</text:p>
          </table:table-cell>
          <table:table-cell office:value-type="string" table:style-name="ce3">
            <text:p>Black Maria2</text:p>
          </table:table-cell>
          <table:table-cell table:number-columns-repeated="16374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lueno</text:p>
          </table:table-cell>
          <table:table-cell office:value-type="string" table:style-name="ce3">
            <text:p>Blueno</text:p>
          </table:table-cell>
          <table:table-cell table:number-columns-repeated="16374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oa Hancock</text:p>
          </table:table-cell>
          <table:table-cell office:value-type="string" table:style-name="ce3">
            <text:p>Boa Hancock</text:p>
          </table:table-cell>
          <table:table-cell table:number-columns-repeated="16374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oa Marigold</text:p>
          </table:table-cell>
          <table:table-cell office:value-type="string" table:style-name="ce3">
            <text:p>Boa Marigold</text:p>
          </table:table-cell>
          <table:table-cell table:number-columns-repeated="16374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oa Sandersonia</text:p>
          </table:table-cell>
          <table:table-cell office:value-type="string" table:style-name="ce3">
            <text:p>Boa Sandersonia</text:p>
          </table:table-cell>
          <table:table-cell table:number-columns-repeated="16374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Borsalino</text:p>
          </table:table-cell>
          <table:table-cell office:value-type="string" table:style-name="ce3">
            <text:p>Borsalino</text:p>
          </table:table-cell>
          <table:table-cell table:number-columns-repeated="16374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avendish</text:p>
          </table:table-cell>
          <table:table-cell office:value-type="string" table:style-name="ce3">
            <text:p>Cavendish</text:p>
          </table:table-cell>
          <table:table-cell table:number-columns-repeated="16374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arlotte Cracker</text:p>
          </table:table-cell>
          <table:table-cell office:value-type="string" table:style-name="ce3">
            <text:p>Charlotte Cracker</text:p>
          </table:table-cell>
          <table:table-cell table:number-columns-repeated="16374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arlotte Daifuku</text:p>
          </table:table-cell>
          <table:table-cell office:value-type="string" table:style-name="ce3">
            <text:p>Charlotte Daifuku</text:p>
          </table:table-cell>
          <table:table-cell table:number-columns-repeated="16374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 Charlotte Katakuri</text:p>
          </table:table-cell>
          <table:table-cell office:value-type="string" table:style-name="ce3">
            <text:p>Charlotte Katakuri</text:p>
          </table:table-cell>
          <table:table-cell office:value-type="string" table:style-name="ce3">
            <text:p>Charlotte Katakuri</text:p>
          </table:table-cell>
          <table:table-cell table:number-columns-repeated="16374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arlotte Linlin</text:p>
          </table:table-cell>
          <table:table-cell office:value-type="string" table:style-name="ce3">
            <text:p>Charlotte Linlin</text:p>
          </table:table-cell>
          <table:table-cell table:number-columns-repeated="16374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arlotte Oven</text:p>
          </table:table-cell>
          <table:table-cell office:value-type="string" table:style-name="ce3">
            <text:p>Charlotte Oven</text:p>
          </table:table-cell>
          <table:table-cell table:number-columns-repeated="16374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arlotte Perospero</text:p>
          </table:table-cell>
          <table:table-cell office:value-type="string" table:style-name="ce3">
            <text:p>Charlotte Perospero</text:p>
          </table:table-cell>
          <table:table-cell table:number-columns-repeated="16374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arlotte Smoothie</text:p>
          </table:table-cell>
          <table:table-cell office:value-type="string" table:style-name="ce3">
            <text:p>Charlotte Smoothie</text:p>
          </table:table-cell>
          <table:table-cell table:number-columns-repeated="16374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hinjao</text:p>
          </table:table-cell>
          <table:table-cell office:value-type="string" table:style-name="ce3">
            <text:p>Chinjao</text:p>
          </table:table-cell>
          <table:table-cell table:number-columns-repeated="16374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Crocus</text:p>
          </table:table-cell>
          <table:table-cell office:value-type="string" table:style-name="ce3">
            <text:p>Crocus</text:p>
          </table:table-cell>
          <table:table-cell table:number-columns-repeated="16374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Denjiro</text:p>
          </table:table-cell>
          <table:table-cell office:value-type="string" table:style-name="ce3">
            <text:p>Denjiro</text:p>
          </table:table-cell>
          <table:table-cell table:number-columns-repeated="16374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Diamante</text:p>
          </table:table-cell>
          <table:table-cell office:value-type="string" table:style-name="ce3">
            <text:p>Diamante</text:p>
          </table:table-cell>
          <table:table-cell table:number-columns-repeated="16374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Donquixote Doflamingo</text:p>
          </table:table-cell>
          <table:table-cell office:value-type="string" table:style-name="ce3">
            <text:p>Donquixote Doflamingo</text:p>
          </table:table-cell>
          <table:table-cell table:number-columns-repeated="16374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Dracule Mihawk</text:p>
          </table:table-cell>
          <table:table-cell office:value-type="string" table:style-name="ce3">
            <text:p>Dracule Mihawk</text:p>
          </table:table-cell>
          <table:table-cell table:number-columns-repeated="16374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Edward Newgate</text:p>
          </table:table-cell>
          <table:table-cell office:value-type="string" table:style-name="ce3">
            <text:p>Edward Newgate</text:p>
          </table:table-cell>
          <table:table-cell table:number-columns-repeated="16374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Edward Weevil</text:p>
          </table:table-cell>
          <table:table-cell office:value-type="string" table:style-name="ce3">
            <text:p>Edward Weevil</text:p>
          </table:table-cell>
          <table:table-cell table:number-columns-repeated="16374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Enel</text:p>
          </table:table-cell>
          <table:table-cell office:value-type="string" table:style-name="ce3">
            <text:p>Enel</text:p>
          </table:table-cell>
          <table:table-cell table:number-columns-repeated="16374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Fukuro</text:p>
          </table:table-cell>
          <table:table-cell office:value-type="string" table:style-name="ce3">
            <text:p>Fukuro</text:p>
          </table:table-cell>
          <table:table-cell table:number-columns-repeated="16374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Gedatsu</text:p>
          </table:table-cell>
          <table:table-cell office:value-type="string" table:style-name="ce3">
            <text:p>Gedatsu</text:p>
          </table:table-cell>
          <table:table-cell table:number-columns-repeated="16374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Gol D. Roger</text:p>
          </table:table-cell>
          <table:table-cell office:value-type="string" table:style-name="ce3">
            <text:p>Gol D. Roger</text:p>
          </table:table-cell>
          <table:table-cell table:number-columns-repeated="16374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Helmeppo</text:p>
          </table:table-cell>
          <table:table-cell office:value-type="string" table:style-name="ce3">
            <text:p>Helmeppo</text:p>
          </table:table-cell>
          <table:table-cell table:number-columns-repeated="16374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Hotori</text:p>
          </table:table-cell>
          <table:table-cell office:value-type="string" table:style-name="ce3">
            <text:p>Hotori</text:p>
          </table:table-cell>
          <table:table-cell table:number-columns-repeated="16374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otori</text:p>
          </table:table-cell>
          <table:table-cell office:value-type="string" table:style-name="ce3">
            <text:p>Kotori</text:p>
          </table:table-cell>
          <table:table-cell table:number-columns-repeated="16374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Inuarashi</text:p>
          </table:table-cell>
          <table:table-cell office:value-type="string" table:style-name="ce3">
            <text:p>Inuarashi</text:p>
          </table:table-cell>
          <table:table-cell table:number-columns-repeated="16374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Issho</text:p>
          </table:table-cell>
          <table:table-cell office:value-type="string" table:style-name="ce3">
            <text:p>Issho</text:p>
          </table:table-cell>
          <table:table-cell table:number-columns-repeated="16374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Izo</text:p>
          </table:table-cell>
          <table:table-cell office:value-type="string" table:style-name="ce3">
            <text:p>Izo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Jabra</text:p>
          </table:table-cell>
          <table:table-cell office:value-type="string" table:style-name="ce3">
            <text:p>Jabra</text:p>
          </table:table-cell>
          <table:table-cell table:number-columns-repeated="16374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Jack</text:p>
          </table:table-cell>
          <table:table-cell office:value-type="string" table:style-name="ce3">
            <text:p>Jack</text:p>
          </table:table-cell>
          <table:table-cell table:number-columns-repeated="16374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Jesus Burgess</text:p>
          </table:table-cell>
          <table:table-cell office:value-type="string" table:style-name="ce3">
            <text:p>Jesus Burgess</text:p>
          </table:table-cell>
          <table:table-cell table:number-columns-repeated="16374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Jinbe</text:p>
          </table:table-cell>
          <table:table-cell office:value-type="string" table:style-name="ce3">
            <text:p>Jinbe</text:p>
          </table:table-cell>
          <table:table-cell table:number-columns-repeated="16374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Jozu</text:p>
          </table:table-cell>
          <table:table-cell office:value-type="string" table:style-name="ce3">
            <text:p>Jozu</text:p>
          </table:table-cell>
          <table:table-cell table:number-columns-repeated="16374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aido</text:p>
          </table:table-cell>
          <table:table-cell office:value-type="string" table:style-name="ce3">
            <text:p>Kaido</text:p>
          </table:table-cell>
          <table:table-cell table:number-columns-repeated="16374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aku</text:p>
          </table:table-cell>
          <table:table-cell office:value-type="string" table:style-name="ce3">
            <text:p>Kaku</text:p>
          </table:table-cell>
          <table:table-cell table:number-columns-repeated="16374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algara</text:p>
          </table:table-cell>
          <table:table-cell office:value-type="string" table:style-name="ce3">
            <text:p>Kalgara</text:p>
          </table:table-cell>
          <table:table-cell table:number-columns-repeated="16374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alifa</text:p>
          </table:table-cell>
          <table:table-cell office:value-type="string" table:style-name="ce3">
            <text:p>Kalifa</text:p>
          </table:table-cell>
          <table:table-cell table:number-columns-repeated="16374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arasu</text:p>
          </table:table-cell>
          <table:table-cell office:value-type="string" table:style-name="ce3">
            <text:p>Karasu</text:p>
          </table:table-cell>
          <table:table-cell table:number-columns-repeated="16374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ikunojo</text:p>
          </table:table-cell>
          <table:table-cell office:value-type="string" table:style-name="ce3">
            <text:p>Kikunojo</text:p>
          </table:table-cell>
          <table:table-cell table:number-columns-repeated="16374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in´emon</text:p>
          </table:table-cell>
          <table:table-cell office:value-type="string" table:style-name="ce3">
            <text:p>Kin´emon</text:p>
          </table:table-cell>
          <table:table-cell table:number-columns-repeated="16374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ing</text:p>
          </table:table-cell>
          <table:table-cell office:value-type="string" table:style-name="ce3">
            <text:p>King</text:p>
          </table:table-cell>
          <table:table-cell table:number-columns-repeated="16374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oby</text:p>
          </table:table-cell>
          <table:table-cell office:value-type="string" table:style-name="ce3">
            <text:p>Koby</text:p>
          </table:table-cell>
          <table:table-cell table:number-columns-repeated="16374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ozuki Momonosuke</text:p>
          </table:table-cell>
          <table:table-cell office:value-type="string" table:style-name="ce3">
            <text:p>Kozuki Momonosuke</text:p>
          </table:table-cell>
          <table:table-cell table:number-columns-repeated="16374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umadori</text:p>
          </table:table-cell>
          <table:table-cell office:value-type="string" table:style-name="ce3">
            <text:p>Kumadori</text:p>
          </table:table-cell>
          <table:table-cell table:number-columns-repeated="16374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urozumi Kanjuro</text:p>
          </table:table-cell>
          <table:table-cell office:value-type="string" table:style-name="ce3">
            <text:p>Kurozumi Kanjuro</text:p>
          </table:table-cell>
          <table:table-cell table:number-columns-repeated="16374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Kuzan</text:p>
          </table:table-cell>
          <table:table-cell office:value-type="string" table:style-name="ce3">
            <text:p>Kuzan</text:p>
          </table:table-cell>
          <table:table-cell table:number-columns-repeated="16374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Lindbergh</text:p>
          </table:table-cell>
          <table:table-cell office:value-type="string" table:style-name="ce3">
            <text:p>Lindbergh</text:p>
          </table:table-cell>
          <table:table-cell table:number-columns-repeated="16374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Marco</text:p>
          </table:table-cell>
          <table:table-cell office:value-type="string" table:style-name="ce3">
            <text:p>Marco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Marshall D. Teach</text:p>
          </table:table-cell>
          <table:table-cell office:value-type="string" table:style-name="ce3">
            <text:p>Marshall D. Teach</text:p>
          </table:table-cell>
          <table:table-cell table:number-columns-repeated="16374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Momonga</text:p>
          </table:table-cell>
          <table:table-cell office:value-type="string" table:style-name="ce3">
            <text:p>Momonga</text:p>
          </table:table-cell>
          <table:table-cell table:number-columns-repeated="16374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Monkey D. Garp</text:p>
          </table:table-cell>
          <table:table-cell office:value-type="string" table:style-name="ce3">
            <text:p>Monkey D. Garp</text:p>
          </table:table-cell>
          <table:table-cell table:number-columns-repeated="16374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Monkey D. Luffy</text:p>
          </table:table-cell>
          <table:table-cell office:value-type="string" table:style-name="ce3">
            <text:p>Monkey D. Luffy</text:p>
          </table:table-cell>
          <table:table-cell table:number-columns-repeated="16374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Morley</text:p>
          </table:table-cell>
          <table:table-cell office:value-type="string" table:style-name="ce3">
            <text:p>Morley</text:p>
          </table:table-cell>
          <table:table-cell table:number-columns-repeated="16374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Nekomamushi</text:p>
          </table:table-cell>
          <table:table-cell office:value-type="string" table:style-name="ce3">
            <text:p>Nekomamushi</text:p>
          </table:table-cell>
          <table:table-cell table:number-columns-repeated="16374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Ohm</text:p>
          </table:table-cell>
          <table:table-cell office:value-type="string" table:style-name="ce3">
            <text:p>Ohm</text:p>
          </table:table-cell>
          <table:table-cell table:number-columns-repeated="16374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Otohime</text:p>
          </table:table-cell>
          <table:table-cell office:value-type="string" table:style-name="ce3">
            <text:p>Otohime</text:p>
          </table:table-cell>
          <table:table-cell table:number-columns-repeated="16374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Page One</text:p>
          </table:table-cell>
          <table:table-cell office:value-type="string" table:style-name="ce3">
            <text:p>Page One2</text:p>
          </table:table-cell>
          <table:table-cell table:number-columns-repeated="16374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Pedro</text:p>
          </table:table-cell>
          <table:table-cell office:value-type="string" table:style-name="ce3">
            <text:p>Pedro</text:p>
          </table:table-cell>
          <table:table-cell table:number-columns-repeated="16374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Pekoms</text:p>
          </table:table-cell>
          <table:table-cell office:value-type="string" table:style-name="ce3">
            <text:p>Pekoms</text:p>
          </table:table-cell>
          <table:table-cell table:number-columns-repeated="16374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Pica</text:p>
          </table:table-cell>
          <table:table-cell office:value-type="string" table:style-name="ce3">
            <text:p>Pica</text:p>
          </table:table-cell>
          <table:table-cell table:number-columns-repeated="16374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Queen</text:p>
          </table:table-cell>
          <table:table-cell office:value-type="string" table:style-name="ce3">
            <text:p>Queen</text:p>
          </table:table-cell>
          <table:table-cell table:number-columns-repeated="16374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Raizo</text:p>
          </table:table-cell>
          <table:table-cell office:value-type="string" table:style-name="ce3">
            <text:p>Raizo</text:p>
          </table:table-cell>
          <table:table-cell table:number-columns-repeated="16374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Rebecca</text:p>
          </table:table-cell>
          <table:table-cell office:value-type="string" table:style-name="ce3">
            <text:p>Rebecca</text:p>
          </table:table-cell>
          <table:table-cell table:number-columns-repeated="16374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Rob Lucci</text:p>
          </table:table-cell>
          <table:table-cell office:value-type="string" table:style-name="ce3">
            <text:p>Rob Lucci</text:p>
          </table:table-cell>
          <table:table-cell table:number-columns-repeated="16374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Roronoa Zoro</text:p>
          </table:table-cell>
          <table:table-cell office:value-type="string" table:style-name="ce3">
            <text:p>Roronoa Zoro</text:p>
          </table:table-cell>
          <table:table-cell table:number-columns-repeated="16374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abo</text:p>
          </table:table-cell>
          <table:table-cell office:value-type="string" table:style-name="ce3">
            <text:p>Sabo</text:p>
          </table:table-cell>
          <table:table-cell table:number-columns-repeated="16374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akazuki</text:p>
          </table:table-cell>
          <table:table-cell office:value-type="string" table:style-name="ce3">
            <text:p>Sakazuki</text:p>
          </table:table-cell>
          <table:table-cell table:number-columns-repeated="16374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ai</text:p>
          </table:table-cell>
          <table:table-cell office:value-type="string" table:style-name="ce3">
            <text:p>Sai</text:p>
          </table:table-cell>
          <table:table-cell table:number-columns-repeated="16374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anji</text:p>
          </table:table-cell>
          <table:table-cell office:value-type="string" table:style-name="ce3">
            <text:p>Sanji</text:p>
          </table:table-cell>
          <table:table-cell table:number-columns-repeated="16374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asaki</text:p>
          </table:table-cell>
          <table:table-cell office:value-type="string" table:style-name="ce3">
            <text:p>Sasaki2</text:p>
          </table:table-cell>
          <table:table-cell table:number-columns-repeated="16374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atori</text:p>
          </table:table-cell>
          <table:table-cell office:value-type="string" table:style-name="ce3">
            <text:p>Satori</text:p>
          </table:table-cell>
          <table:table-cell table:number-columns-repeated="16374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cratchmen Apoo</text:p>
          </table:table-cell>
          <table:table-cell office:value-type="string" table:style-name="ce3">
            <text:p>Scratchmen Apoo</text:p>
          </table:table-cell>
          <table:table-cell table:number-columns-repeated="16374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engoku</text:p>
          </table:table-cell>
          <table:table-cell office:value-type="string" table:style-name="ce3">
            <text:p>Sengoku</text:p>
          </table:table-cell>
          <table:table-cell table:number-columns-repeated="16374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entomaru</text:p>
          </table:table-cell>
          <table:table-cell office:value-type="string" table:style-name="ce3">
            <text:p>Sentomaru</text:p>
          </table:table-cell>
          <table:table-cell table:number-columns-repeated="16374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hanks</text:p>
          </table:table-cell>
          <table:table-cell office:value-type="string" table:style-name="ce3">
            <text:p>Shanks</text:p>
          </table:table-cell>
          <table:table-cell table:number-columns-repeated="16374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sic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hirahoshi</text:p>
          </table:table-cell>
          <table:table-cell office:value-type="string" table:style-name="ce3">
            <text:p>Shirahoshi</text:p>
          </table:table-cell>
          <table:table-cell table:number-columns-repeated="16374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hura</text:p>
          </table:table-cell>
          <table:table-cell office:value-type="string" table:style-name="ce3">
            <text:p>Shura</text:p>
          </table:table-cell>
          <table:table-cell table:number-columns-repeated="16374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ilvers Rayleigh</text:p>
          </table:table-cell>
          <table:table-cell office:value-type="string" table:style-name="ce3">
            <text:p>Silvers Rayleigh</text:p>
          </table:table-cell>
          <table:table-cell table:number-columns-repeated="16374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moker</text:p>
          </table:table-cell>
          <table:table-cell office:value-type="string" table:style-name="ce3">
            <text:p>Smoker</text:p>
          </table:table-cell>
          <table:table-cell table:number-columns-repeated="16374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Stussy</text:p>
          </table:table-cell>
          <table:table-cell office:value-type="string" table:style-name="ce3">
            <text:p>Stussy</text:p>
          </table:table-cell>
          <table:table-cell table:number-columns-repeated="16374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Tamago</text:p>
          </table:table-cell>
          <table:table-cell office:value-type="string" table:style-name="ce3">
            <text:p>Tamago</text:p>
          </table:table-cell>
          <table:table-cell table:number-columns-repeated="16374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Tashigi</text:p>
          </table:table-cell>
          <table:table-cell office:value-type="string" table:style-name="ce3">
            <text:p>Tashigi</text:p>
          </table:table-cell>
          <table:table-cell table:number-columns-repeated="16374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Trafalgar D. Water Law</text:p>
          </table:table-cell>
          <table:table-cell office:value-type="string" table:style-name="ce3">
            <text:p>Trafalgar D. Water Law</text:p>
          </table:table-cell>
          <table:table-cell table:number-columns-repeated="16374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Trebol</text:p>
          </table:table-cell>
          <table:table-cell office:value-type="string" table:style-name="ce3">
            <text:p>Trebol</text:p>
          </table:table-cell>
          <table:table-cell table:number-columns-repeated="16374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Tsuru</text:p>
          </table:table-cell>
          <table:table-cell office:value-type="string" table:style-name="ce3">
            <text:p>Tsuru</text:p>
          </table:table-cell>
          <table:table-cell table:number-columns-repeated="16374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Ulti</text:p>
          </table:table-cell>
          <table:table-cell office:value-type="string" table:style-name="ce3">
            <text:p>Ulti1</text:p>
          </table:table-cell>
          <table:table-cell table:number-columns-repeated="16374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Usopp</text:p>
          </table:table-cell>
          <table:table-cell office:value-type="string" table:style-name="ce3">
            <text:p>Usopp</text:p>
          </table:table-cell>
          <table:table-cell table:number-columns-repeated="16374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Vergo</text:p>
          </table:table-cell>
          <table:table-cell office:value-type="string" table:style-name="ce3">
            <text:p>Vergo</text:p>
          </table:table-cell>
          <table:table-cell table:number-columns-repeated="16374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Vista</text:p>
          </table:table-cell>
          <table:table-cell office:value-type="string" table:style-name="ce3">
            <text:p>Vista</text:p>
          </table:table-cell>
          <table:table-cell table:number-columns-repeated="16374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Yamato</text:p>
          </table:table-cell>
          <table:table-cell office:value-type="string" table:style-name="ce3">
            <text:p>Yamato2</text:p>
          </table:table-cell>
          <table:table-cell table:number-columns-repeated="16374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vanza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Yasopp</text:p>
          </table:table-cell>
          <table:table-cell office:value-type="string" table:style-name="ce3">
            <text:p>Yasopp</text:p>
          </table:table-cell>
          <table:table-cell table:number-columns-repeated="16374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Douglas Bullet</text:p>
          </table:table-cell>
          <table:table-cell office:value-type="string" table:style-name="ce3">
            <text:p>Douglas Bullet</text:p>
          </table:table-cell>
          <table:table-cell table:number-columns-repeated="16374"/>
        </table:table-row>
        <table:table-row table:style-name="ro2">
          <table:table-cell office:value-type="float" office:value="244" table:style-name="ce3">
            <text:p>244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Haki De Observacion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aki De Observacion</text:p>
          </table:table-cell>
          <table:table-cell office:value-type="string" table:style-name="ce3">
            <text:p>Patrick Redfield</text:p>
          </table:table-cell>
          <table:table-cell office:value-type="string" table:style-name="ce3">
            <text:p>Patrick Redfield</text:p>
          </table:table-cell>
          <table:table-cell table:number-columns-repeated="16374"/>
        </table:table-row>
        <table:table-row table:number-rows-repeated="10483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phpMyAdmin 5.0.2</meta:initial-creator>
    <dc:creator>David CM</dc:creator>
    <meta:creation-date>2020-12-26T11:59:28Z</meta:creation-date>
    <dc:date>2023-07-28T15:05:43Z</dc:date>
  </office:meta>
</office:document-meta>
</file>